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fo:font-style="italic"/>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fo:font-style="italic"/>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fo:font-style="italic"/>
    </style:style>
    <style:style style:name="T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Chiara Rocchi is a Graphic and Textile designer borns in 1993 in the countryside of Florence.</text:span></text:p>
      <text:p text:style-name="P1"><text:span text:style-name="T1">After an Art High school she moved to Milan in 2012 to study at Politecnico di Milano, one of the most important european school of design. She graduated in Fashion design in 2015 and she soon started to work as a Junior Fashion designer for the italian womenswear brand Martino Midali. She projected the<text:s/></text:span><text:span text:style-name="T2">Signature bags</text:span><text:span text:style-name="T3"><text:s/>line of iconic bags and the<text:s/></text:span><text:span text:style-name="T4">Martino<text:s/></text:span><text:span text:style-name="T5">SS 2017 collection whereby she emphasised her attitude for textile design.</text:span></text:p>
      <text:p text:style-name="P1"><text:span text:style-name="T5">Moving<text:s text:c="2"/>to Paris in 2017<text:s text:c="2"/>to work as a Graphic designer at the Hop Pop Pop agency, she realised design layouts and images for both on and offline material, including the<text:s/></text:span><text:span text:style-name="T6">MODZIK<text:s/></text:span><text:span text:style-name="T7">magazine. </text:span></text:p>
      <text:p text:style-name="P1"><text:span text:style-name="T7">She now lives in Milan. </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